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кПа</text:p>
          </table:table-cell>
          <table:table-cell table:number-columns-repeated="2"/>
          <table:table-cell office:value-type="string" calcext:value-type="string">
            <text:p>rho масла</text:p>
          </table:table-cell>
          <table:table-cell office:value-type="float" office:value="0.0885" calcext:value-type="float">
            <text:p>0,0885</text:p>
          </table:table-cell>
          <table:table-cell office:value-type="string" calcext:value-type="string">
            <text:p>г/см^3</text:p>
          </table:table-cell>
          <table:table-cell table:number-columns-repeated="3"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string" calcext:value-type="string">
            <text:p>Цельсии</text:p>
          </table:table-cell>
          <table:table-cell table:number-columns-repeated="2"/>
          <table:table-cell office:value-type="string" calcext:value-type="string">
            <text:p>V_{K5+K6+кап}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См^3</text:p>
          </table:table-cell>
          <table:table-cell table:formula="of:=2.2*10^(-4)" office:value-type="float" office:value="0.00022" calcext:value-type="float">
            <text:p>0,00022</text:p>
          </table:table-cell>
          <table:table-cell office:value-type="string" calcext:value-type="string">
            <text:p>торр</text:p>
          </table:table-cell>
          <table:table-cell office:value-type="string" calcext:value-type="string">
            <text:p>до дегазации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см</text:p>
          </table:table-cell>
          <table:table-cell table:formula="of:=1.2*10^(-4)" office:value-type="float" office:value="0.00012" calcext:value-type="float">
            <text:p>0,00012</text:p>
          </table:table-cell>
          <table:table-cell office:value-type="string" calcext:value-type="string">
            <text:p>торр</text:p>
          </table:table-cell>
          <table:table-cell office:value-type="string" calcext:value-type="string">
            <text:p>предельная</text:p>
          </table:table-cell>
        </table:table-row>
        <table:table-row table:style-name="ro1">
          <table:table-cell office:value-type="string" calcext:value-type="string">
            <text:p>hверх</text:p>
          </table:table-cell>
          <table:table-cell office:value-type="string" calcext:value-type="string">
            <text:p>hниж</text:p>
          </table:table-cell>
          <table:table-cell table:number-columns-repeated="2"/>
          <table:table-cell office:value-type="string" calcext:value-type="string">
            <text:p>dкап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мм</text:p>
          </table:table-cell>
          <table:table-cell table:formula="of:=2.2*10^(-4)" office:value-type="float" office:value="0.00022" calcext:value-type="float">
            <text:p>0,00022</text:p>
          </table:table-cell>
          <table:table-cell office:value-type="string" calcext:value-type="string">
            <text:p>торр</text:p>
          </table:table-cell>
          <table:table-cell office:value-type="string" calcext:value-type="string">
            <text:p>установившееся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office:value-type="float" office:value="5.7" calcext:value-type="float">
            <text:p>5,7</text:p>
          </table:table-cell>
          <table:table-cell table:formula="of:=885*9.81*([.A5]-[.B5])*0.01" office:value-type="float" office:value="2474.32725" calcext:value-type="float">
            <text:p>2474,32725</text:p>
          </table:table-cell>
          <table:table-cell table:formula="of:=[.A1]*1000/[.C5]*[.F2]" office:value-type="float" office:value="2000.54378417406" calcext:value-type="float">
            <text:p>2000,54378417406</text:p>
          </table:table-cell>
          <table:table-cell table:number-columns-repeated="6"/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11.2" calcext:value-type="float">
            <text:p>11,2</text:p>
          </table:table-cell>
          <table:table-cell table:formula="of:=885*9.81*([.A6]-[.B6])*0.01" office:value-type="float" office:value="1580.0967" calcext:value-type="float">
            <text:p>1580,0967</text:p>
          </table:table-cell>
          <table:table-cell table:formula="of:=[.A1]*1000/[.C6]*[.F2]" office:value-type="float" office:value="3132.71966203081" calcext:value-type="float">
            <text:p>3132,7196620308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55:25.595901027</meta:creation-date>
    <dc:date>2024-05-08T15:37:11.866151857</dc:date>
    <meta:editing-duration>PT1H46S</meta:editing-duration>
    <meta:editing-cycles>4</meta:editing-cycles>
    <meta:generator>LibreOffice/7.3.7.2$Linux_X86_64 LibreOffice_project/30$Build-2</meta:generator>
    <meta:document-statistic meta:table-count="1" meta:cell-count="35" meta:object-count="0"/>
  </office:meta>
</office:document-meta>
</file>